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3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97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095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>
        <style:tab-stops>
          <style:tab-stop style:position="19.05cm" style:type="right"/>
        </style:tab-stops>
      </style:paragraph-properties>
      <style:text-properties style:font-name="Segoe UI Semibold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/>
    </style:style>
    <style:style style:name="P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weight="bold" style:font-weight-asian="bold" style:font-weight-complex="bold"/>
    </style:style>
    <style:style style:name="P7" style:family="paragraph">
      <style:paragraph-properties fo:margin-left="0.318cm" fo:margin-right="0cm" fo:text-indent="0cm"/>
    </style:style>
    <style:style style:name="P8" style:family="paragraph">
      <style:paragraph-properties fo:margin-left="0cm" fo:margin-right="0cm" fo:text-indent="0cm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Liberation Sans Narrow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Liberation Sans Narrow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Liberation Sans Narrow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Liberation Sans Narrow" fo:font-size="34pt" fo:font-weight="bold" style:font-size-asian="34pt" style:font-weight-asian="bold" style:font-size-complex="34pt" style:font-weight-complex="bold"/>
    </style:style>
    <style:style style:name="T6" style:family="text">
      <style:text-properties style:font-name="Segoe UI Semibold" fo:font-size="6.5pt" style:font-size-asian="6.5pt" style:font-size-complex="6.5pt"/>
    </style:style>
    <style:style style:name="T7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892cm" svg:height="4.566cm" svg:x="1.524cm" svg:y="1.016cm">
          <draw:text-box>
            <text:p text:style-name="P1"><text:span text:style-name="T1">Hymn #654</text:span></text:p>
            <text:p text:style-name="P1"><text:span text:style-name="T2">“</text:span><text:span text:style-name="T2">Your Kingdom, O God, Is My Glorious Treasur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3" draw:text-style-name="P4" draw:layer="layout" svg:width="24.892cm" svg:height="6.963cm" svg:x="1.524cm" svg:y="1.016cm">
          <draw:text-box>
            <text:p text:style-name="P1"><text:span text:style-name="T3">1.</text:span><text:span text:style-name="T4"> Your kingdom, O God, is my glorious treasure,</text:span><text:span text:style-name="T4"><text:line-break/></text:span><text:span text:style-name="T4">My pearl of incomp’rable worth.</text:span><text:span text:style-name="T4"><text:line-break/></text:span><text:span text:style-name="T4">Its value exceeds ev’ry standard of measure,</text:span><text:span text:style-name="T4"><text:line-break/></text:span><text:span text:style-name="T4">Surpassing the wealth of the ear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4" draw:text-style-name="P5" draw:layer="layout" svg:width="25.4cm" svg:height="6.604cm" svg:x="1.27cm" svg:y="1.016cm">
          <draw:text-box>
            <text:p text:style-name="P1"><text:span text:style-name="T4"><text:s/></text:span><text:span text:style-name="T5">Lord, give me Your grace and the pow’r of the Spirit</text:span><text:span text:style-name="T4"><text:line-break/></text:span><text:span text:style-name="T4">To value this treasure aright</text:span><text:span text:style-name="T4"><text:line-break/></text:span><text:span text:style-name="T4">That, never allured by the world, I inherit</text:span><text:span text:style-name="T4"><text:line-break/></text:span><text:span text:style-name="T4">Your kingdom of glory and l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5" draw:text-style-name="P5" draw:layer="layout" svg:width="25.4cm" svg:height="6.35cm" svg:x="1.27cm" svg:y="1.016cm">
          <draw:text-box>
            <text:p text:style-name="P1"><text:span text:style-name="T3">2.</text:span><text:span text:style-name="T4"> Your kingdom, O God, is alive with the power</text:span><text:span text:style-name="T4"><text:line-break/></text:span><text:span text:style-name="T4">Your Word and Your Spirit bestow.</text:span><text:span text:style-name="T4"><text:line-break/></text:span><text:span text:style-name="T4">Like yeast, they affect the whole measure of flour,</text:span><text:span text:style-name="T4"><text:line-break/></text:span><text:span text:style-name="T4">Enabling Your kingdom to grow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 presentation:presentation-page-layout-name="AL1T0">
        <office:forms form:automatic-focus="false" form:apply-design-mode="false"/>
        <draw:frame draw:style-name="gr6" draw:text-style-name="P6" draw:layer="layout" svg:width="25.4cm" svg:height="6.096cm" svg:x="1.27cm" svg:y="1.016cm">
          <draw:text-box>
            <text:p text:style-name="P1"><text:span text:style-name="T4">Empower me, Lord, as I live Your commission,</text:span><text:span text:style-name="T4"><text:line-break/></text:span><text:span text:style-name="T4">Though humble my service may be,</text:span><text:span text:style-name="T4"><text:line-break/></text:span><text:span text:style-name="T4">And bring ev’ry planting to perfect fruition,</text:span><text:span text:style-name="T4"><text:line-break/></text:span><text:span text:style-name="T4">A mustard seed grown to a tr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 presentation:presentation-page-layout-name="AL1T0">
        <office:forms form:automatic-focus="false" form:apply-design-mode="false"/>
        <draw:frame draw:style-name="gr7" draw:text-style-name="P4" draw:layer="layout" svg:width="24.892cm" svg:height="14.222cm" svg:x="1.524cm" svg:y="1.016cm">
          <draw:text-box>
            <text:p text:style-name="P1"><text:span text:style-name="T3">3. </text:span><text:span text:style-name="T4">Your kingdom, O God, is a field for the growing</text:span><text:span text:style-name="T4"><text:line-break/></text:span><text:span text:style-name="T4">Of seeds that Your mercy has sown;</text:span><text:span text:style-name="T4"><text:line-break/></text:span><text:span text:style-name="T4">But still in our midst is the enemy sowing</text:span><text:span text:style-name="T4"><text:line-break/></text:span><text:span text:style-name="T4">The weeds that imperil Your ow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030_25_20Wt._25_20Intro" presentation:presentation-page-layout-name="AL1T0">
        <office:forms form:automatic-focus="false" form:apply-design-mode="false"/>
        <draw:frame draw:style-name="gr8" draw:text-style-name="P4" draw:layer="layout" svg:width="24.892cm" svg:height="12.345cm" svg:x="1.524cm" svg:y="1.016cm">
          <draw:text-box>
            <text:p text:style-name="P1"><text:span text:style-name="T4">Sustain me, O Lord, till Your day of returning</text:span><text:span text:style-name="T4"><text:line-break/></text:span><text:span text:style-name="T4">And harvest me homeward at last,</text:span><text:span text:style-name="T4"><text:line-break/></text:span><text:span text:style-name="T4">To shine in the homeland that quiets all yearning,</text:span><text:span text:style-name="T4"><text:line-break/></text:span><text:span text:style-name="T4">Where sorrow and danger are past.</text:span></text:p>
            <text:p text:style-name="P7"><text:span text:style-name="T6"><text:line-break/></text:span><text:span text:style-name="T6"/></text:p>
            <text:p text:style-name="P8"><text:span text:style-name="T7"/></text:p>
            <text:p text:style-name="P8"><text:span text:style-name="T7"><text:s text:c="12"/></text:span><text:span text:style-name="T7">© David W. Rogner.</text:span></text:p>
            <text:p text:style-name="P8"><text:span text:style-name="T7"><text:s text:c="12"/></text:span><text:span text:style-name="T7">Used by permission:</text:span></text:p>
            <text:p text:style-name="P8"><text:span text:style-name="T7"><text:s text:c="12"/></text:span><text:span text:style-name="T7">LSB Hymn License</text:span></text:p>
            <text:p text:style-name="P8"><text:span text:style-name="T7"><text:s text:c="12"/></text:span><text:span text:style-name="T7">.NET, no. 100011038.</text:span></text:p>
            <text:p text:style-name="P7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5T16:12:23.861000000</meta:creation-date>
    <dc:title>bluwht blank</dc:title>
    <meta:editing-duration>PT11M48S</meta:editing-duration>
    <meta:editing-cycles>8</meta:editing-cycles>
    <meta:generator>LibreOffice/6.0.1.1$Windows_X86_64 LibreOffice_project/60bfb1526849283ce2491346ed2aa51c465abfe6</meta:generator>
    <dc:date>2018-06-13T12:29:44.746000000</dc:date>
    <meta:document-statistic meta:object-count="53"/>
  </office:meta>
</office:document-meta>
</file>